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Cascadia Code" fo:font-size="18pt" style:font-size-asian="18pt" style:font-size-complex="18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42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43" style:family="table-cell" style:parent-style-name="Default">
      <style:text-properties style:font-name="Cascadia Code" fo:font-size="20pt" style:font-size-asian="20pt" style:font-size-complex="20pt"/>
    </style:style>
    <style:style style:name="ce44" style:family="table-cell" style:parent-style-name="Default">
      <style:text-properties fo:color="#ff0000" style:font-name="Cascadia Code" fo:font-size="20pt" style:font-size-asian="20pt" style:font-size-complex="20pt"/>
    </style:style>
    <style:style style:name="ce45" style:family="table-cell" style:parent-style-name="Default">
      <style:text-properties fo:color="#000000" style:font-name="Cascadia Code" fo:font-size="20pt" style:font-size-asian="20pt" style:font-size-complex="20pt"/>
    </style:style>
    <style:style style:name="ce46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47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4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50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ascadia Code" fo:font-size="18pt" style:font-size-asian="18pt" style:font-size-complex="18pt"/>
    </style:style>
    <style:style style:name="ce57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59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loext:opacity="100%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2" style:family="text">
      <style:text-properties fo:font-size="18pt" style:font-size-asian="18pt" style:font-size-complex="18pt"/>
    </style:style>
    <style:style style:name="T5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58"/>
        <table:table-column table:style-name="co6" table:default-cell-style-name="ce43"/>
        <table:table-column table:style-name="co7" table:default-cell-style-name="ce43"/>
        <table:table-column table:style-name="co8" table:number-columns-repeated="16377" table:default-cell-style-name="ce43"/>
        <table:table-row table:style-name="ro1">
          <table:table-cell table:style-name="ce42" office:value-type="string" calcext:value-type="string">
            <text:p>Word</text:p>
          </table:table-cell>
          <table:table-cell table:style-name="ce42" office:value-type="string" calcext:value-type="string">
            <text:p>similarWord</text:p>
          </table:table-cell>
          <table:table-cell table:style-name="ce42" office:value-type="string" calcext:value-type="string">
            <text:p>Meaning</text:p>
          </table:table-cell>
          <table:table-cell table:style-name="ce42" office:value-type="string" calcext:value-type="string">
            <text:p>Synonym</text:p>
          </table:table-cell>
          <table:table-cell table:style-name="ce57" office:value-type="string" calcext:value-type="string">
            <text:p>rate</text:p>
          </table:table-cell>
          <table:table-cell table:style-name="ce42" office:value-type="string" calcext:value-type="string">
            <text:p>VideoID</text:p>
          </table:table-cell>
          <table:table-cell table:style-name="ce42" office:value-type="string" calcext:value-type="string">
            <text:p>Sentence</text:p>
          </table:table-cell>
          <table:table-cell table:style-name="ce42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44" office:value-type="string" calcext:value-type="string">
            <text:p>Condescend</text:p>
          </table:table-cell>
          <table:table-cell table:style-name="ce44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18;60;151;234;237;270;332;350;382;495;604;719;741;779;835</text:p>
          </table:table-cell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4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;palli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642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44" office:value-type="string" calcext:value-type="string">
            <text:p>Denigrate</text:p>
          </table:table-cell>
          <table:table-cell table:style-name="ce44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; vilify</text:p>
          </table:table-cell>
          <table:table-cell/>
          <table:table-cell office:value-type="string" calcext:value-type="string">
            <text:p>UTI7tvoBrY0</text:p>
          </table:table-cell>
          <table:table-cell office:value-type="string" calcext:value-type="string">
            <text:p>Social media enables people to vilify others anonymously, causing psychological harm</text:p>
          </table:table-cell>
          <table:table-cell table:number-columns-repeated="16377"/>
        </table:table-row>
        <table:table-row table:style-name="ro2">
          <table:table-cell table:style-name="ce45" office:value-type="string" calcext:value-type="string">
            <text:p>Detractor</text:p>
          </table:table-cell>
          <table:table-cell table:style-name="ce44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4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thusiasm;passion</text:p>
          </table:table-cell>
          <table:table-cell office:value-type="string" calcext:value-type="string">
            <text:p>fervor</text:p>
          </table:table-cell>
          <table:table-cell table:number-columns-repeated="2"/>
          <table:table-cell office:value-type="string" calcext:value-type="string">
            <text:p>Many young people pursue their dreams with such fervor that they overcome even the toughest obstac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; illogical 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249;339;407;441;488;494;597;275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office:value-type="string" calcext:value-type="string">
            <text:p>mendacious</text:p>
          </table:table-cell>
          <table:table-cell table:number-columns-repeated="2"/>
          <table:table-cell office:value-type="string" calcext:value-type="string">
            <text:p>Mendacious reporting not only misleads the public but also erodes the credibility of legitimate news sour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;ignit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not to...as to</text:p>
          </table:table-cell>
          <table:table-cell table:style-name="ce46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4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681;749;893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annihi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; resto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6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47" office:value-type="string" calcext:value-type="string">
            <text:p>Disinterested pursuit of truth </text:p>
          </table:table-cell>
          <table:table-cell table:style-name="ce47"/>
          <table:table-cell table:style-name="ce50" office:value-type="string" calcext:value-type="string">
            <text:p><text:span text:style-name="T5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office:value-type="string" calcext:value-type="string">
            <text:p>impostor(person)(identity fraud);concocted;trickster(playful li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48" office:value-type="string" calcext:value-type="string">
            <text:p>for</text:p>
          </table:table-cell>
          <table:table-cell table:style-name="ce48"/>
          <table:table-cell table:style-name="ce48" office:value-type="string" calcext:value-type="string">
            <text:p>he stayed home for it was raining</text:p>
          </table:table-cell>
          <table:table-cell table:style-name="ce48"/>
          <table:table-cell table:style-name="ce59"/>
          <table:table-cell table:style-name="ce48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;mesmer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51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delinqu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158;163;248;163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office:value-type="string" calcext:value-type="string">
            <text:p>disregard</text:p>
          </table:table-cell>
          <table:table-cell table:number-columns-repeated="2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;lim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;recondi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;while certain recondite topics are important for innovation, they often fail to engage the general publ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350;62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9;476;521;537;699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305;346;698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350;69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6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745;151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; renounce; ce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; Governments should not relinquish their responsibilities to provide free healthcare, even during economic cri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imperishable</text:p>
          </table:table-cell>
          <table:table-cell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; comm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6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 office:value-type="string" calcext:value-type="string">
            <text:p>obnoxiou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816;833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58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out of a duty without real effort or interest</text:p>
          </table:table-cell>
          <table:table-cell office:value-type="string" calcext:value-type="string">
            <text:p>cursory;desul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Government measures to reduce pollution are often perfunctory, lacking real enforcement; Without clear policy, environmental efforts become desultory and ineffecti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office:value-type="string" calcext:value-type="string">
            <text:p>discrepancy</text:p>
          </table:table-cell>
          <table:table-cell table:number-columns-repeated="2"/>
          <table:table-cell office:value-type="string" calcext:value-type="string">
            <text:p>Researchers could not explain the anomalous test result;The discrepancy in climate models challenges scientists to refine their meth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/>
          <table:table-cell table:style-name="ce49" office:value-type="string" calcext:value-type="string">
            <text:p>lasting over a period of time ( <text:s/>সহ্য করা <text:s/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/>
          <table:table-cell office:value-type="string" calcext:value-type="string">
            <text:p>approval;support</text:p>
          </table:table-cell>
          <table:table-cell office:value-type="string" calcext:value-type="string">
            <text:p>corrobo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52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495;779</text:p>
          </table:table-cell>
          <table:table-cell table:style-name="ce49" office:value-type="string" calcext:value-type="string">
            <text:p>very powerful or strong( <text:s/>দুর্দান্ত )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;923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639;343;643;698;96;97;168;213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;jubilation(group celebration);exultation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830;909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tranquil</text:p>
          </table:table-cell>
          <table:table-cell table:number-columns-repeated="2"/>
          <table:table-cell office:value-type="string" calcext:value-type="string">
            <text:p>The placid surface of the lake;Meditation helps create a tranquil mind, reducing anx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; overconfident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spar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2"/>
          <table:table-cell office:value-type="string" calcext:value-type="string">
            <text:p>While some embrace globalization enthusiastically, others regard it with trepidation, fearing cultural homoge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;phlegmatic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;remember something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514;617;621;626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;deli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;propit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table:style-name="ce49" office:value-type="string" calcext:value-type="string">
            <text:p>very obvious or lack of subtlety( নির্লজ্জ <text:s/>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;unscrupulous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683;765;816;875;879;35;43;62;134;154;227;469;479;522;574;575</text:p>
          </table:table-cell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; veracious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6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61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6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imental</text:p>
          </table:table-cell>
          <table:table-cell table:number-columns-repeated="2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; ugly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4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62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 office:value-type="string" calcext:value-type="string">
            <text:p>big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;Laws along can not change bigoted mindsets, education and dialogue are essential for progres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persevera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ary plain and simple(lifestyle); strict(rule)</text:p>
          </table:table-cell>
          <table:table-cell office:value-type="string" calcext:value-type="string">
            <text:p>abstemious</text:p>
          </table:table-cell>
          <table:table-cell table:number-columns-repeated="2"/>
          <table:table-cell office:value-type="string" calcext:value-type="string">
            <text:p>He lived an austere life, avoiding any unnecessary comforts or luxuries;While austerity measures may stabilize economies, their social costs often outweigh benefi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;odiu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office:value-type="string" calcext:value-type="string">
            <text:p>adjourn</text:p>
          </table:table-cell>
          <table:table-cell table:number-columns-repeated="2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office:value-type="string" calcext:value-type="string">
            <text:p>grandio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office:value-type="string" calcext:value-type="string">
            <text:p>arable</text:p>
          </table:table-cell>
          <table:table-cell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office:value-type="string" calcext:value-type="string">
            <text:p>ostentat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office:value-type="string" calcext:value-type="string">
            <text:p>grumb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53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54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55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; Digital nomads are not recluse, they socialize onl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55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55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string" calcext:value-type="string">
            <text:p>80;854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bid</text:p>
          </table:table-cell>
          <table:table-cell/>
          <table:table-cell office:value-type="string" calcext:value-type="string">
            <text:p>unhealthy; gloomy, unnatural state</text:p>
          </table:table-cell>
          <table:table-cell table:number-columns-repeated="3"/>
          <table:table-cell office:value-type="string" calcext:value-type="string">
            <text:p>Social media can fuel morbid curiosity about tragedies;Prolong isolation can lead to morbid thought patterns in vulnerable individu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tentatious</text:p>
          </table:table-cell>
          <table:table-cell/>
          <table:table-cell office:value-type="string" calcext:value-type="string">
            <text:p>excessively showy or flashy</text:p>
          </table:table-cell>
          <table:table-cell office:value-type="string" calcext:value-type="string">
            <text:p>flamboyant;pretentious</text:p>
          </table:table-cell>
          <table:table-cell table:number-columns-repeated="2"/>
          <table:table-cell office:value-type="string" calcext:value-type="string">
            <text:p>In some cultures, modest living is valued over ostentatious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adfast</text:p>
          </table:table-cell>
          <table:table-cell/>
          <table:table-cell office:value-type="string" calcext:value-type="string">
            <text:p>loyal;commit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rmeable</text:p>
          </table:table-cell>
          <table:table-cell/>
          <table:table-cell table:style-name="ce56" office:value-type="string" calcext:value-type="string">
            <text:p>not pass through( অভেদ্য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young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nsome</text:p>
          </table:table-cell>
          <table:table-cell/>
          <table:table-cell office:value-type="string" calcext:value-type="string">
            <text:p>charming or cheer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group of people gathered for religious worship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llegible</text:p>
          </table:table-cell>
          <table:table-cell/>
          <table:table-cell office:value-type="string" calcext:value-type="string">
            <text:p>unable to be re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vitable</text:p>
          </table:table-cell>
          <table:table-cell/>
          <table:table-cell office:value-type="string" calcext:value-type="string">
            <text:p>unavoidable; certain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fallible</text:p>
          </table:table-cell>
          <table:table-cell/>
          <table:table-cell office:value-type="string" calcext:value-type="string">
            <text:p>incapable of making mista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plicable</text:p>
          </table:table-cell>
          <table:table-cell/>
          <table:table-cell office:value-type="string" calcext:value-type="string">
            <text:p>unable to explain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may</text:p>
          </table:table-cell>
          <table:table-cell/>
          <table:table-cell office:value-type="string" calcext:value-type="string">
            <text:p>ala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mid</text:p>
          </table:table-cell>
          <table:table-cell table:number-columns-repeated="2"/>
          <table:table-cell office:value-type="string" calcext:value-type="string">
            <text:p>bombastic;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rdid</text:p>
          </table:table-cell>
          <table:table-cell/>
          <table:table-cell office:value-type="string" calcext:value-type="string">
            <text:p>dirty;dishonest;low moral standard</text:p>
          </table:table-cell>
          <table:table-cell office:value-type="string" calcext:value-type="string">
            <text:p>squal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ancipate</text:p>
          </table:table-cell>
          <table:table-cell/>
          <table:table-cell office:value-type="string" calcext:value-type="string">
            <text:p>free from social or political restriction</text:p>
          </table:table-cell>
          <table:table-cell table:number-columns-repeated="3"/>
          <table:table-cell office:value-type="string" calcext:value-type="string">
            <text:p>Education helps emancipate women from patriarchal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posterous</text:p>
          </table:table-cell>
          <table:table-cell/>
          <table:table-cell office:value-type="string" calcext:value-type="string">
            <text:p>illogical or contrary to reas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mouflage</text:p>
          </table:table-cell>
          <table:table-cell/>
          <table:table-cell table:style-name="ce52" office:value-type="string" calcext:value-type="string">
            <text:p>ছদ্মবেশ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nurious</text:p>
          </table:table-cell>
          <table:table-cell/>
          <table:table-cell office:value-type="string" calcext:value-type="string">
            <text:p>poverty</text:p>
          </table:table-cell>
          <table:table-cell table:number-columns-repeated="3"/>
          <table:table-cell office:value-type="string" calcext:value-type="string">
            <text:p>Government policies should address both penurious households and systemic wealth ga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meable</text:p>
          </table:table-cell>
          <table:table-cell/>
          <table:table-cell office:value-type="string" calcext:value-type="string">
            <text:p>penetr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ophyte</text:p>
          </table:table-cell>
          <table:table-cell/>
          <table:table-cell office:value-type="string" calcext:value-type="string">
            <text:p>a person who is new to a subject</text:p>
          </table:table-cell>
          <table:table-cell office:value-type="string" calcext:value-type="string">
            <text:p>greenhorn</text:p>
          </table:table-cell>
          <table:table-cell table:number-columns-repeated="16380"/>
        </table:table-row>
        <table:table-row table:style-name="ro2" table:number-rows-repeated="10476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8:49:03.01519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9T09:52:25.954000000</meta:creation-date>
    <dc:date>2025-04-30T10:26:46.564283000</dc:date>
    <meta:editing-duration>P11DT22H47M30S</meta:editing-duration>
    <meta:editing-cycles>3326</meta:editing-cycles>
    <meta:generator>LibreOffice/25.2.2.2$Windows_x86 LibreOffice_project/7370d4be9e3cf6031a51beef54ff3bda878e3fac</meta:generator>
    <meta:document-statistic meta:table-count="1" meta:cell-count="3136" meta:object-count="0"/>
  </office:meta>
</office:document-meta>
</file>